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” to be a little
too scary. “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“H... Huh?”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“What was I just doing...?”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“I feel like I was just having a terrible
nightmar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